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9.25pt" style:use-optimal-column-width="true"/>
    </style:style>
    <style:style style:name="ACOL-2" style:family="table-column">
      <style:table-column-properties style:column-width="105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62.25pt" style:use-optimal-column-width="fals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0" table:number-columns-repeated="3"/>
        <table:table-column table:style-name="ACOL-0" table:number-columns-repeated="249"/>
        <table:table-row table:style-name="AROW-0">
          <table:table-cell table:style-name="ACE-0" office:value-type="date" office:date-value="2015-03-27">
            <text:p>2015-03-27</text:p>
          </table:table-cell>
          <table:table-cell table:style-name="Gnumeric-default" office:value-type="string">
            <text:p>Den Haag Centraal</text:p>
          </table:table-cell>
          <table:table-cell table:style-name="Gnumeric-default" office:value-type="string">
            <text:p>Amsterdam Zuid</text:p>
          </table:table-cell>
          <table:table-cell table:style-name="Gnumeric-default" office:value-type="float" office:value="5.9000000000000004">
            <text:p>5.9</text:p>
          </table:table-cell>
          <table:table-cell table:style-name="Gnumeric-default"/>
          <table:table-cell table:style-name="Gnumeric-default" table:formula="of:=SUM([.D1:.D1000])" office:value-type="float" office:value="214.13">
            <text:p>214.13</text:p>
          </table:table-cell>
          <table:table-cell table:number-columns-repeated="250" table:style-name="Gnumeric-default"/>
        </table:table-row>
        <table:table-row table:style-name="AROW-0">
          <table:table-cell table:style-name="ACE-0" office:value-type="date" office:date-value="2015-03-30">
            <text:p>2015-03-30</text:p>
          </table:table-cell>
          <table:table-cell table:style-name="Gnumeric-default" office:value-type="string">
            <text:p>Delft</text:p>
          </table:table-cell>
          <table:table-cell table:style-name="Gnumeric-default" office:value-type="string">
            <text:p>Den Haag Centraal</text:p>
          </table:table-cell>
          <table:table-cell table:style-name="Gnumeric-default" office:value-type="float" office:value="1.3999999999999999">
            <text:p>1.4</text:p>
          </table:table-cell>
          <table:table-cell table:number-columns-repeated="252" table:style-name="Gnumeric-default"/>
        </table:table-row>
        <table:table-row table:style-name="AROW-0">
          <table:table-cell table:style-name="ACE-0" office:value-type="date" office:date-value="2015-03-31">
            <text:p>2015-03-31</text:p>
          </table:table-cell>
          <table:table-cell table:style-name="Gnumeric-default" office:value-type="string">
            <text:p>Den Haag Centraal</text:p>
          </table:table-cell>
          <table:table-cell table:style-name="Gnumeric-default" office:value-type="string">
            <text:p>Amersfoort</text:p>
          </table:table-cell>
          <table:table-cell table:style-name="ACE-3" office:value-type="float" office:value="8.5">
            <text:p>8.5</text:p>
          </table:table-cell>
          <table:table-cell table:number-columns-repeated="252" table:style-name="Gnumeric-default"/>
        </table:table-row>
        <table:table-row table:style-name="AROW-0">
          <table:table-cell table:style-name="ACE-0" office:value-type="date" office:date-value="2015-03-31">
            <text:p>2015-03-31</text:p>
          </table:table-cell>
          <table:table-cell table:style-name="Gnumeric-default" office:value-type="string">
            <text:p>Amersfoort</text:p>
          </table:table-cell>
          <table:table-cell table:style-name="Gnumeric-default" office:value-type="string">
            <text:p>Ede-Wageningen</text:p>
          </table:table-cell>
          <table:table-cell table:style-name="ACE-3" office:value-type="float" office:value="6.5300000000000002">
            <text:p>6.53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4-02">
            <text:p>2015-04-02</text:p>
          </table:table-cell>
          <table:table-cell table:style-name="ACE-3" office:value-type="string">
            <text:p>Ede-Wageningen</text:p>
          </table:table-cell>
          <table:table-cell table:style-name="Gnumeric-default" office:value-type="string">
            <text:p>Den Haag Centraal</text:p>
          </table:table-cell>
          <table:table-cell table:style-name="ACE-3" office:value-type="float" office:value="10">
            <text:p>10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4-03">
            <text:p>2015-04-03</text:p>
          </table:table-cell>
          <table:table-cell table:style-name="ACE-3" office:value-type="string">
            <text:p>Boskoop</text:p>
          </table:table-cell>
          <table:table-cell table:style-name="Gnumeric-default" office:value-type="string">
            <text:p>Den Haag Centraal</text:p>
          </table:table-cell>
          <table:table-cell table:style-name="ACE-3" office:value-type="float" office:value="4.0999999999999996">
            <text:p>4.1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4-03">
            <text:p>2015-04-03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Utrecht Centraal</text:p>
          </table:table-cell>
          <table:table-cell table:style-name="ACE-3" office:value-type="float" office:value="6.4000000000000004">
            <text:p>6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4-06">
            <text:p>2015-04-06</text:p>
          </table:table-cell>
          <table:table-cell table:style-name="ACE-3" office:value-type="string">
            <text:p>Utrecht Centraal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6.4000000000000004">
            <text:p>6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4-07">
            <text:p>2015-04-07</text:p>
          </table:table-cell>
          <table:table-cell table:style-name="ACE-3" office:value-type="string">
            <text:p>Delft</text:p>
          </table:table-cell>
          <table:table-cell table:style-name="ACE-3" office:value-type="string">
            <text:p>Amsterdam Centraal</text:p>
          </table:table-cell>
          <table:table-cell table:style-name="ACE-3" office:value-type="float" office:value="7.5999999999999996">
            <text:p>7.6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4-09">
            <text:p>2015-04-09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Delft</text:p>
          </table:table-cell>
          <table:table-cell table:style-name="ACE-3" office:value-type="float" office:value="1.3999999999999999">
            <text:p>1.4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13">
            <text:p>2015-04-13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Maastricht</text:p>
          </table:table-cell>
          <table:table-cell table:style-name="ACE-3" office:value-type="float" office:value="15.1">
            <text:p>15.1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16">
            <text:p>2015-04-16</text:p>
          </table:table-cell>
          <table:table-cell table:style-name="ACE-3" office:value-type="string">
            <text:p>Maastricht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15.1">
            <text:p>15.1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17">
            <text:p>2015-04-17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Ede-Wageningen</text:p>
          </table:table-cell>
          <table:table-cell table:style-name="ACE-3" office:value-type="float" office:value="10">
            <text:p>10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22">
            <text:p>2015-04-22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Maastricht</text:p>
          </table:table-cell>
          <table:table-cell table:style-name="ACE-3" office:value-type="float" office:value="15.1">
            <text:p>15.1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24">
            <text:p>2015-04-24</text:p>
          </table:table-cell>
          <table:table-cell table:style-name="ACE-3" office:value-type="string">
            <text:p>Maastricht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15.1">
            <text:p>15.1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24">
            <text:p>2015-04-24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Amsterdam Centraal</text:p>
          </table:table-cell>
          <table:table-cell table:style-name="ACE-3" office:value-type="float" office:value="6.7000000000000002">
            <text:p>6.7</text:p>
          </table:table-cell>
          <table:table-cell table:number-columns-repeated="3" table:style-name="ACE-3"/>
          <table:table-cell table:number-columns-repeated="249" table:style-name="Gnumeric-default"/>
        </table:table-row>
        <table:table-row table:style-name="AROW-0">
          <table:table-cell table:style-name="ACE-1" office:value-type="date" office:date-value="2015-04-28">
            <text:p>2015-04-28</text:p>
          </table:table-cell>
          <table:table-cell table:style-name="ACE-3" office:value-type="string">
            <text:p>Delft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1.3999999999999999">
            <text:p>1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3">
            <text:p>2015-05-03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Utrecht Centraal</text:p>
          </table:table-cell>
          <table:table-cell table:style-name="ACE-3" office:value-type="float" office:value="6.4000000000000004">
            <text:p>6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3">
            <text:p>2015-05-03</text:p>
          </table:table-cell>
          <table:table-cell table:style-name="ACE-3" office:value-type="string">
            <text:p>Utrecht Centraal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6.4000000000000004">
            <text:p>6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6">
            <text:p>2015-05-06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Delft Zuid</text:p>
          </table:table-cell>
          <table:table-cell table:style-name="ACE-3" office:value-type="float" office:value="1.3999999999999999">
            <text:p>1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6">
            <text:p>2015-05-06</text:p>
          </table:table-cell>
          <table:table-cell table:style-name="ACE-3" office:value-type="string">
            <text:p>Delft Zuid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0.90000000000000002">
            <text:p>0.9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6">
            <text:p>2015-05-06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Utrecht Centraal</text:p>
          </table:table-cell>
          <table:table-cell table:style-name="ACE-3" office:value-type="float" office:value="10.699999999999999">
            <text:p>10.7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6">
            <text:p>2015-05-06</text:p>
          </table:table-cell>
          <table:table-cell table:style-name="ACE-3" office:value-type="string">
            <text:p>Utrecht Centraal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6.4000000000000004">
            <text:p>6.4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07">
            <text:p>2015-05-07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Schiphol</text:p>
          </table:table-cell>
          <table:table-cell table:style-name="ACE-3" office:value-type="float" office:value="4.9000000000000004">
            <text:p>4.9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14">
            <text:p>2015-05-14</text:p>
          </table:table-cell>
          <table:table-cell table:style-name="ACE-3" office:value-type="string">
            <text:p>Schiphol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4.9000000000000004">
            <text:p>4.9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23">
            <text:p>2015-05-23</text:p>
          </table:table-cell>
          <table:table-cell table:style-name="ACE-3" office:value-type="string">
            <text:p>Amsterdam Zuid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5.9000000000000004">
            <text:p>5.9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23">
            <text:p>2015-05-23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Maastricht</text:p>
          </table:table-cell>
          <table:table-cell table:style-name="ACE-3" office:value-type="float" office:value="9.5">
            <text:p>9.5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29">
            <text:p>2015-05-29</text:p>
          </table:table-cell>
          <table:table-cell table:style-name="ACE-3" office:value-type="string">
            <text:p>Maastricht</text:p>
          </table:table-cell>
          <table:table-cell table:style-name="ACE-3" office:value-type="string">
            <text:p>Haag Centraal(Den)</text:p>
          </table:table-cell>
          <table:table-cell table:style-name="ACE-3" office:value-type="float" office:value="15.1">
            <text:p>15.1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date" office:date-value="2015-05-29">
            <text:p>2015-05-29</text:p>
          </table:table-cell>
          <table:table-cell table:style-name="ACE-3" office:value-type="string">
            <text:p>Haag Centraal(Den)</text:p>
          </table:table-cell>
          <table:table-cell table:style-name="ACE-3" office:value-type="string">
            <text:p>Schiphol</text:p>
          </table:table-cell>
          <table:table-cell table:style-name="ACE-3" office:value-type="float" office:value="4.9000000000000004">
            <text:p>4.9</text:p>
          </table:table-cell>
          <table:table-cell table:number-columns-repeated="252" table:style-name="Gnumeric-default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3-08T16:34:43Z</dc:date>
    <meta:creation-date>2017-03-08T16:21:39Z</meta:creation-date>
    <meta:generator>gnumeric/1.12.28</meta:generator>
  </office:meta>
</office:document-meta>
</file>